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c614" officeooo:paragraph-rsid="0006c6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ci est un test pour gi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9T15:48:33.850212102</meta:creation-date>
    <dc:date>2022-06-29T15:49:12.404919637</dc:date>
    <meta:editing-duration>PT42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6" meta:character-count="26" meta:non-whitespace-character-count="20"/>
  </office:meta>
</office:document-meta>
</file>